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paragraph-rsid="000d99bc"/>
    </style:style>
    <style:style style:name="P2" style:family="paragraph" style:parent-style-name="Text_20_body" style:list-style-name="L4">
      <style:text-properties officeooo:rsid="000d99bc" officeooo:paragraph-rsid="000d99bc"/>
    </style:style>
    <style:style style:name="P3" style:family="paragraph" style:parent-style-name="Text_20_body" style:list-style-name="L4">
      <style:text-properties officeooo:rsid="000d99bc" officeooo:paragraph-rsid="0012300a"/>
    </style:style>
    <style:style style:name="P4" style:family="paragraph" style:parent-style-name="Text_20_body" style:list-style-name="L7">
      <style:text-properties officeooo:paragraph-rsid="0012300a"/>
    </style:style>
    <style:style style:name="P5" style:family="paragraph" style:parent-style-name="Text_20_body" style:list-style-name="L5">
      <style:paragraph-properties fo:margin-top="0cm" fo:margin-bottom="0cm" loext:contextual-spacing="false" fo:padding="0cm" fo:border="none"/>
      <style:text-properties officeooo:paragraph-rsid="000e1bf4"/>
    </style:style>
    <style:style style:name="P6" style:family="paragraph" style:parent-style-name="Text_20_body" style:list-style-name="L6">
      <style:paragraph-properties fo:margin-top="0cm" fo:margin-bottom="0cm" loext:contextual-spacing="false" fo:padding="0cm" fo:border="none"/>
      <style:text-properties officeooo:paragraph-rsid="000e1bf4"/>
    </style:style>
    <style:style style:name="P7" style:family="paragraph" style:parent-style-name="Text_20_body">
      <style:paragraph-properties fo:margin-top="0cm" fo:margin-bottom="0cm" loext:contextual-spacing="false" fo:padding="0cm" fo:border="none"/>
      <style:text-properties fo:font-weight="bold" officeooo:rsid="000f19b2" officeooo:paragraph-rsid="000f19b2" style:font-weight-asian="bold" style:font-weight-complex="bold"/>
    </style:style>
    <style:style style:name="P8" style:family="paragraph" style:parent-style-name="Text_20_body">
      <style:paragraph-properties fo:padding="0cm" fo:border="none"/>
    </style:style>
    <style:style style:name="P9" style:family="paragraph" style:parent-style-name="Text_20_body">
      <style:paragraph-properties fo:padding="0cm" fo:border="none"/>
      <style:text-properties fo:font-weight="bold" officeooo:rsid="000f19b2" officeooo:paragraph-rsid="000f19b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99bc"/>
    </style:style>
    <style:style style:name="T3" style:family="text">
      <style:text-properties officeooo:rsid="000e1bf4"/>
    </style:style>
    <style:style style:name="T4" style:family="text">
      <style:text-properties officeooo:rsid="0010dc07"/>
    </style:style>
    <style:style style:name="T5" style:family="text">
      <style:text-properties officeooo:rsid="0012300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ructions:</text:p>
      <text:list xml:id="list2451062290" text:style-name="L5">
        <text:list-item>
          <text:p text:style-name="P5">Your main goal here is to have as little global code as possible. <text:span text:style-name="T1">Try tucking everything away inside of a module or factory</text:span>. </text:p>
        </text:list-item>
        <text:list-item>
          <text:p text:style-name="P5">Rule of thumb: if you only ever need ONE of something (gameBoard, displayController), use a module. If you need multiples of something (players!), create them with factories.</text:p>
        </text:list-item>
      </text:list>
      <text:list xml:id="list3924496626" text:style-name="L6">
        <text:list-item>
          <text:p text:style-name="P6">You’re going to store the gameboard as an array inside of a Gameboard object</text:p>
        </text:list-item>
        <text:list-item>
          <text:p text:style-name="P6">Your players are also going to be stored in objects</text:p>
        </text:list-item>
        <text:list-item>
          <text:p text:style-name="P6"><text:span text:style-name="T3">Y</text:span>ou’re probably going to want an object to control the flow of the game itself.</text:p>
        </text:list-item>
      </text:list>
      <text:p text:style-name="P8"/>
      <text:p text:style-name="P9">My pseudocode:</text:p>
      <text:list xml:id="list979744742" text:style-name="L2">
        <text:list-item>
          <text:p text:style-name="P1"><text:span text:style-name="T2">Okay – this first step is a LOT. It’s whole projects in earlier stages. </text:span></text:p>
        </text:list-item>
        <text:list-item>
          <text:p text:style-name="P1"><text:span text:style-name="T2">Don’t make the same mistake you made with the Library – start with pseudocode, and follow the steps one at a time. Don’t move from 1 until it’s perfect.</text:span></text:p>
        </text:list-item>
      </text:list>
      <text:list xml:id="list1580239783" text:style-name="L4">
        <text:list-item>
          <text:p text:style-name="P2">Make a gameboard object</text:p>
        </text:list-item>
        <text:list-item>
          <text:p text:style-name="P3">Make an array inside of the gameboard object</text:p>
        </text:list-item>
      </text:list>
      <text:list xml:id="list1799950901" text:style-name="L7">
        <text:list-item>
          <text:list>
            <text:list-item>
              <text:p text:style-name="P4"><text:span text:style-name="T5">1 and 2</text:span><text:span text:style-name="T4"> likely just refers to a blank array inside of an object. Don’t overthink it </text:span><text:span text:style-name="T5">and try o add what you “think” a gameboard object will need</text:span><text:span text:style-name="T4">. </text:span><text:span text:style-name="T5">Doing the bare minimum in programming isn’t being lazy – it’s being efficient.</text:span></text:p>
            </text:list-item>
          </text:list>
        </text:list-item>
      </text:list>
      <text:list xml:id="list84851703886536" text:continue-list="list1580239783" text:style-name="L4">
        <text:list-item>
          <text:p text:style-name="P2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08:34:37.612981770</meta:creation-date>
    <meta:generator>LibreOffice/6.4.7.2$Linux_X86_64 LibreOffice_project/40$Build-2</meta:generator>
    <dc:date>2022-09-26T08:48:50.479490351</dc:date>
    <meta:editing-duration>PT14M11S</meta:editing-duration>
    <meta:editing-cycles>5</meta:editing-cycles>
    <meta:document-statistic meta:table-count="0" meta:image-count="0" meta:object-count="0" meta:page-count="1" meta:paragraph-count="13" meta:word-count="197" meta:character-count="1063" meta:non-whitespace-character-count="884"/>
  </office:meta>
</office:document-meta>
</file>